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/>
    </style:style>
    <style:style style:name="P2" style:family="paragraph" style:parent-style-name="Standard" style:list-style-name="WWNum1">
      <style:paragraph-properties fo:margin-top="0.0693in" fo:margin-bottom="0.0693in" fo:line-height="100%"/>
    </style:style>
    <style:style style:name="P3" style:family="paragraph" style:parent-style-name="Standard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style:font-name="Courier New" fo:font-size="10pt" style:font-name-asian="Times New Roman1" style:font-size-asian="10pt" style:font-name-complex="Courier New2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25in" fo:margin-right="0in" fo:margin-top="0in" fo:margin-bottom="0in" fo:line-height="100%" fo:text-indent="0in" style:auto-text-indent="false" fo:background-color="#fde9d9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8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9" style:family="paragraph" style:parent-style-name="Normal_20__28_Web_29_" style:master-page-name="Standard">
      <style:paragraph-properties style:page-number="auto"/>
    </style:style>
    <style:style style:name="T1" style:family="text">
      <style:text-properties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T2" style:family="text">
      <style:text-properties style:font-name="Courier New" fo:font-size="10pt" fo:font-weight="bold" style:font-name-asian="Times New Roman1" style:font-size-asian="10pt" style:font-weight-asian="bold" style:font-name-complex="Courier New2" style:font-size-complex="10pt"/>
    </style:style>
    <style:style style:name="T3" style:family="text">
      <style:text-properties style:font-name="Courier New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T4" style:family="text">
      <style:text-properties style:font-name="Courier New" fo:font-size="10pt" style:font-name-asian="Times New Roman1" style:font-size-asian="10pt" style:font-name-complex="Courier New2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A class called <text:span text:style-name="T1">circle</text:span> is designed as shown in the following class diagram. It contains:</text:p>
      <text:list xml:id="list1147986984161670526" text:style-name="WWNum1">
        <text:list-item>
          <text:p text:style-name="P2"><text:span text:style-name="T7">Two </text:span><text:span text:style-name="T4">private</text:span><text:span text:style-name="T7"> instance variables: </text:span><text:span text:style-name="T4">radius</text:span><text:span text:style-name="T7"> (of the type </text:span><text:span text:style-name="T4">double</text:span><text:span text:style-name="T7">) and </text:span><text:span text:style-name="T4">color</text:span><text:span text:style-name="T7"> (of the type </text:span><text:span text:style-name="T4">String</text:span><text:span text:style-name="T7">), with default value of </text:span><text:span text:style-name="T4">1.0</text:span><text:span text:style-name="T7"> and "</text:span><text:span text:style-name="T4">red</text:span><text:span text:style-name="T7">", respectively.</text:span></text:p>
        </text:list-item>
        <text:list-item>
          <text:p text:style-name="P2"><text:span text:style-name="T7">Two </text:span><text:span text:style-name="T8">overloaded</text:span><text:span text:style-name="T7"> constructors - a </text:span><text:span text:style-name="T8">default</text:span><text:span text:style-name="T7"> constructor with no argument, and a constructor which takes a double argument for radius.</text:span></text:p>
        </text:list-item>
        <text:list-item>
          <text:p text:style-name="P2"><text:span text:style-name="T7">Two </text:span><text:span text:style-name="T4">public</text:span><text:span text:style-name="T7"> methods: </text:span><text:span text:style-name="T4">getRadius()</text:span><text:span text:style-name="T7"> and </text:span><text:span text:style-name="T4">getArea()</text:span><text:span text:style-name="T7">, which return the radius and area of this instance, respectively.</text:span></text:p>
        </text:list-item>
      </text:list>
      <text:p text:style-name="Standard"><text:span text:style-name="T2"/></text:p>
      <text:p text:style-name="Standard"><text:span text:style-name="T7">2. Identify the Error</text:span></text:p>
      <text:p text:style-name="Standard"><text:span text:style-name="T4">class</text:span><text:span text:style-name="T7"> </text:span><text:span text:style-name="T4">X</text:span></text:p>
      <text:p text:style-name="P4"><text:span text:style-name="T4">{</text:span></text:p>
      <text:p text:style-name="P4"><text:span text:style-name="T4">    //Class X Members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Y</text:span></text:p>
      <text:p text:style-name="P4"><text:span text:style-name="T4">{</text:span></text:p>
      <text:p text:style-name="P4"><text:span text:style-name="T4">    //Class Y Members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Z extends</text:span><text:span text:style-name="T7"> </text:span><text:span text:style-name="T4">X, Y</text:span></text:p>
      <text:p text:style-name="P4"><text:span text:style-name="T4">{</text:span></text:p>
      <text:p text:style-name="P4"><text:span text:style-name="T4">    //Class Z Members</text:span></text:p>
      <text:p text:style-name="P4"><text:span text:style-name="T4">}</text:span></text:p>
      <text:p text:style-name="P5"/>
      <text:p text:style-name="P4"/>
      <text:p text:style-name="P4"/>
      <text:p text:style-name="P4">3. What will be the output of this program?</text:p>
      <text:p text:style-name="P4"><text:span text:style-name="T4">class</text:span><text:span text:style-name="T7"> </text:span><text:span text:style-name="T4">A</text:span></text:p>
      <text:p text:style-name="P4"><text:span text:style-name="T4">{</text:span></text:p>
      <text:p text:style-name="P4"><text:span text:style-name="T4">    int</text:span><text:span text:style-name="T7"> </text:span><text:span text:style-name="T4">i = 10;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B extends</text:span><text:span text:style-name="T7"> </text:span><text:span text:style-name="T4">A</text:span></text:p>
      <text:p text:style-name="P4"><text:span text:style-name="T4">{</text:span></text:p>
      <text:p text:style-name="P4"><text:span text:style-name="T4">    int</text:span><text:span text:style-name="T7"> </text:span><text:span text:style-name="T4">i = 20;</text:span></text:p>
      <text:p text:style-name="P4"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A a = new</text:span><text:span text:style-name="T7"> </text:span><text:span text:style-name="T4">B();</text:span></text:p>
      <text:p text:style-name="P4"><text:span text:style-name="T7"> </text:span></text:p>
      <text:p text:style-name="P4"><text:span text:style-name="T4">        System.out.println(a.i);</text:span></text:p>
      <text:p text:style-name="P4"><text:span text:style-name="T4">    }</text:span></text:p>
      <text:p text:style-name="P4"><text:soft-page-break/><text:span text:style-name="T4">}</text:span></text:p>
      <text:p text:style-name="P1"><text:span text:style-name="T9"/></text:p>
      <text:p text:style-name="P4"><text:span text:style-name="T9">4.</text:span> What will be the output of this program?</text:p>
      <text:p text:style-name="P4"><text:span text:style-name="T4">class</text:span><text:span text:style-name="T7"> </text:span><text:span text:style-name="T4">A</text:span></text:p>
      <text:p text:style-name="P4"><text:span text:style-name="T4">{</text:span></text:p>
      <text:p text:style-name="P4"><text:span text:style-name="T4">    {</text:span></text:p>
      <text:p text:style-name="P4"><text:span text:style-name="T4">        System.out.println(1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B extends</text:span><text:span text:style-name="T7"> </text:span><text:span text:style-name="T4">A</text:span></text:p>
      <text:p text:style-name="P4"><text:span text:style-name="T4">{</text:span></text:p>
      <text:p text:style-name="P4"><text:span text:style-name="T4">    {</text:span></text:p>
      <text:p text:style-name="P4"><text:span text:style-name="T4">        System.out.println(2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C extends</text:span><text:span text:style-name="T7"> </text:span><text:span text:style-name="T4">B</text:span></text:p>
      <text:p text:style-name="P4"><text:span text:style-name="T4">{</text:span></text:p>
      <text:p text:style-name="P4"><text:span text:style-name="T4">    {</text:span></text:p>
      <text:p text:style-name="P4"><text:span text:style-name="T4">        System.out.println(3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C c = new</text:span><text:span text:style-name="T7"> </text:span><text:span text:style-name="T4">C();</text:span></text:p>
      <text:p text:style-name="P4"><text:span text:style-name="T4">    }</text:span></text:p>
      <text:p text:style-name="P4"><text:span text:style-name="T4">}</text:span></text:p>
      <text:p text:style-name="P4"><text:span text:style-name="T4"/></text:p>
      <text:p text:style-name="P6"/>
      <text:p text:style-name="P4"><text:span text:style-name="T9">5. </text:span>What will be the output of this program?</text:p>
      <text:p text:style-name="Standard"><text:span text:style-name="T4">class</text:span><text:span text:style-name="T7"> </text:span><text:span text:style-name="T4">A</text:span></text:p>
      <text:p text:style-name="P4"><text:span text:style-name="T4">{</text:span></text:p>
      <text:p text:style-name="P4"><text:span text:style-name="T4">    String s = "Class A";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B extends</text:span><text:span text:style-name="T7"> </text:span><text:span text:style-name="T4">A</text:span></text:p>
      <text:p text:style-name="P4"><text:span text:style-name="T4">{</text:span></text:p>
      <text:p text:style-name="P4"><text:span text:style-name="T4">    String s = "Class B";</text:span></text:p>
      <text:p text:style-name="P4"><text:span text:style-name="T7"> </text:span></text:p>
      <text:p text:style-name="P4"><text:span text:style-name="T4">    {</text:span></text:p>
      <text:p text:style-name="P4"><text:span text:style-name="T4">        System.out.println(super.s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C extends</text:span><text:span text:style-name="T7"> </text:span><text:span text:style-name="T4">B</text:span></text:p>
      <text:p text:style-name="P4"><text:span text:style-name="T4">{</text:span></text:p>
      <text:p text:style-name="P4"><text:soft-page-break/><text:span text:style-name="T4">    String s = "Class C";</text:span></text:p>
      <text:p text:style-name="P4"><text:span text:style-name="T7"> </text:span></text:p>
      <text:p text:style-name="P4"><text:span text:style-name="T4">    {</text:span></text:p>
      <text:p text:style-name="P4"><text:span text:style-name="T4">        System.out.println(super.s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C c = new</text:span><text:span text:style-name="T7"> </text:span><text:span text:style-name="T4">C();</text:span></text:p>
      <text:p text:style-name="P4"><text:span text:style-name="T7"> </text:span></text:p>
      <text:p text:style-name="P4"><text:span text:style-name="T4">        System.out.println(c.s);</text:span></text:p>
      <text:p text:style-name="P4"><text:span text:style-name="T4">    }</text:span></text:p>
      <text:p text:style-name="P4"><text:span text:style-name="T4">}</text:span></text:p>
      <text:p text:style-name="P1"/>
      <text:p text:style-name="P4"/>
      <text:p text:style-name="P4">6. What will be the output of this program?</text:p>
      <text:p text:style-name="Standard"><text:s/><text:span text:style-name="T4">class</text:span><text:span text:style-name="T7"> </text:span><text:span text:style-name="T4">A</text:span></text:p>
      <text:p text:style-name="P4"><text:span text:style-name="T4">{</text:span></text:p>
      <text:p text:style-name="P4"><text:span text:style-name="T4">    static</text:span></text:p>
      <text:p text:style-name="P4"><text:span text:style-name="T4">    {</text:span></text:p>
      <text:p text:style-name="P4"><text:span text:style-name="T4">        System.out.println("THIRD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B extends</text:span><text:span text:style-name="T7"> </text:span><text:span text:style-name="T4">A</text:span></text:p>
      <text:p text:style-name="P4"><text:span text:style-name="T4">{</text:span></text:p>
      <text:p text:style-name="P4"><text:span text:style-name="T4">    static</text:span></text:p>
      <text:p text:style-name="P4"><text:span text:style-name="T4">    {</text:span></text:p>
      <text:p text:style-name="P4"><text:span text:style-name="T4">        System.out.println("SECOND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C extends</text:span><text:span text:style-name="T7"> </text:span><text:span text:style-name="T4">B</text:span></text:p>
      <text:p text:style-name="P4"><text:span text:style-name="T4">{</text:span></text:p>
      <text:p text:style-name="P4"><text:span text:style-name="T4">    static</text:span></text:p>
      <text:p text:style-name="P4"><text:span text:style-name="T4">    {</text:span></text:p>
      <text:p text:style-name="P4"><text:span text:style-name="T4">        System.out.println("FIRST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C c = new</text:span><text:span text:style-name="T7"> </text:span><text:span text:style-name="T4">C();</text:span></text:p>
      <text:p text:style-name="P4"><text:span text:style-name="T4">    }</text:span></text:p>
      <text:p text:style-name="P4"><text:span text:style-name="T4">}</text:span></text:p>
      <text:p text:style-name="P1"><text:soft-page-break/></text:p>
      <text:p text:style-name="P4">7. What will be the output of this program?</text:p>
      <text:p text:style-name="P4"><text:span text:style-name="T4">class</text:span><text:span text:style-name="T7"> </text:span><text:span text:style-name="T4">A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A()</text:span></text:p>
      <text:p text:style-name="P4"><text:span text:style-name="T4">    {</text:span></text:p>
      <text:p text:style-name="P4"><text:span text:style-name="T4">        System.out.println("Class A Constructor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B extends</text:span><text:span text:style-name="T7"> </text:span><text:span text:style-name="T4">A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B()</text:span></text:p>
      <text:p text:style-name="P4"><text:span text:style-name="T4">    {</text:span></text:p>
      <text:p text:style-name="P4"><text:span text:style-name="T4">        System.out.println("Class B Constructor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C extends</text:span><text:span text:style-name="T7"> </text:span><text:span text:style-name="T4">B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C()</text:span></text:p>
      <text:p text:style-name="P4"><text:span text:style-name="T4">    {</text:span></text:p>
      <text:p text:style-name="P4"><text:span text:style-name="T4">        System.out.println("Class C Constructor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C c = new</text:span><text:span text:style-name="T7"> </text:span><text:span text:style-name="T4">C();</text:span></text:p>
      <text:p text:style-name="P4"><text:span text:style-name="T4">    }</text:span></text:p>
      <text:p text:style-name="P4"><text:span text:style-name="T4">}</text:span></text:p>
      <text:p text:style-name="P4"><text:span text:style-name="T9"/></text:p>
      <text:p text:style-name="P1">8. Private members of a class are inherited to sub class. True or false? <text:span text:style-name="T11">- </text:span></text:p>
      <text:p text:style-name="Standard">9. <text:span text:style-name="T4">class</text:span><text:span text:style-name="T7"> </text:span><text:span text:style-name="T4">X</text:span></text:p>
      <text:p text:style-name="P4"><text:span text:style-name="T4">{</text:span></text:p>
      <text:p text:style-name="P4"><text:span text:style-name="T4">    static</text:span><text:span text:style-name="T7"> </text:span><text:span text:style-name="T4">void</text:span><text:span text:style-name="T7"> </text:span><text:span text:style-name="T4">staticMethod()</text:span></text:p>
      <text:p text:style-name="P4"><text:span text:style-name="T4">    {</text:span></text:p>
      <text:p text:style-name="P4"><text:span text:style-name="T4">        System.out.println("Class X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Y extends</text:span><text:span text:style-name="T7"> </text:span><text:span text:style-name="T4">X</text:span></text:p>
      <text:p text:style-name="P4"><text:span text:style-name="T4">{</text:span></text:p>
      <text:p text:style-name="P4"><text:span text:style-name="T4">    static</text:span><text:span text:style-name="T7"> </text:span><text:span text:style-name="T4">void</text:span><text:span text:style-name="T7"> </text:span><text:span text:style-name="T4">staticMethod()</text:span></text:p>
      <text:p text:style-name="P4"><text:span text:style-name="T4">    {</text:span></text:p>
      <text:p text:style-name="P4"><text:span text:style-name="T4">        System.out.println("Class Y");</text:span></text:p>
      <text:p text:style-name="P4"><text:span text:style-name="T4">    }</text:span></text:p>
      <text:p text:style-name="P4"><text:soft-page-break/><text:span text:style-name="T4">}</text:span></text:p>
      <text:p text:style-name="P4"><text:span text:style-name="T7"> </text:span></text:p>
      <text:p text:style-name="P4"><text:span text:style-name="T4">public</text:span><text:span text:style-name="T7"> </text:span><text:span text:style-name="T4">class</text:span><text:span text:style-name="T7"> </text:span><text:span text:style-name="T4">Main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tatic</text:span><text:span text:style-name="T7"> </text:span><text:span text:style-name="T4">void</text:span><text:span text:style-name="T7"> </text:span><text:span text:style-name="T4">main(String[] args)</text:span></text:p>
      <text:p text:style-name="P4"><text:span text:style-name="T4">    {</text:span></text:p>
      <text:p text:style-name="P4"><text:span text:style-name="T4">        Y.staticMethod();</text:span></text:p>
      <text:p text:style-name="P4"><text:span text:style-name="T4">    }</text:span></text:p>
      <text:p text:style-name="P4"><text:span text:style-name="T4">}</text:span></text:p>
      <text:p text:style-name="Standard"><text:span text:style-name="T5"/></text:p>
      <text:p text:style-name="Standard"><text:span text:style-name="T5">10.</text:span> Below code is showing compile time error. Can you suggest the corrections?</text:p>
      <text:p text:style-name="P4"><text:span text:style-name="T4">class</text:span><text:span text:style-name="T7"> </text:span><text:span text:style-name="T4">X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X(int</text:span><text:span text:style-name="T7"> </text:span><text:span text:style-name="T4">i)</text:span></text:p>
      <text:p text:style-name="P4"><text:span text:style-name="T4">    {</text:span></text:p>
      <text:p text:style-name="P4"><text:span text:style-name="T4">        System.out.println(1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Y extends</text:span><text:span text:style-name="T7"> </text:span><text:span text:style-name="T4">X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Y()</text:span></text:p>
      <text:p text:style-name="P4"><text:span text:style-name="T4">    {</text:span></text:p>
      <text:p text:style-name="P4"><text:span text:style-name="T4"><text:tab/></text:span><text:span text:style-name="T2"><text:tab/>        </text:span></text:p>
      <text:p text:style-name="P8"><text:span text:style-name="T4">System.out.println(2);</text:span></text:p>
      <text:p text:style-name="P4"><text:span text:style-name="T4">    }</text:span></text:p>
      <text:p text:style-name="P4"><text:span text:style-name="T4">}</text:span></text:p>
      <text:p text:style-name="P4"><text:span text:style-name="T4"><text:s/></text:span></text:p>
      <text:p text:style-name="Standard">11. Can we use this() and super() in a method? </text:p>
      <text:p text:style-name="Standard">Eg. <text:span text:style-name="T4">class</text:span><text:span text:style-name="T7"> </text:span><text:span text:style-name="T4">Super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uperClass()</text:span></text:p>
      <text:p text:style-name="P4"><text:span text:style-name="T4">    {</text:span></text:p>
      <text:p text:style-name="P4"><text:span text:style-name="T4">        System.out.println("Super Class Constructor");</text:span></text:p>
      <text:p text:style-name="P4"><text:span text:style-name="T4">    }</text:span></text:p>
      <text:p text:style-name="P4"><text:span text:style-name="T4">}</text:span></text:p>
      <text:p text:style-name="P4"><text:span text:style-name="T7"> </text:span></text:p>
      <text:p text:style-name="P4"><text:span text:style-name="T4">class</text:span><text:span text:style-name="T7"> </text:span><text:span text:style-name="T4">SubClass extends</text:span><text:span text:style-name="T7"> </text:span><text:span text:style-name="T4">SuperClass</text:span></text:p>
      <text:p text:style-name="P4"><text:span text:style-name="T4">{</text:span></text:p>
      <text:p text:style-name="P4"><text:span text:style-name="T4">    public</text:span><text:span text:style-name="T7"> </text:span><text:span text:style-name="T4">SubClass()</text:span></text:p>
      <text:p text:style-name="P4"><text:span text:style-name="T4">    {</text:span></text:p>
      <text:p text:style-name="P4"><text:span text:style-name="T4">        System.out.println("Sub Class Constructor");</text:span></text:p>
      <text:p text:style-name="P4"><text:span text:style-name="T4">    }</text:span></text:p>
      <text:p text:style-name="P4"><text:span text:style-name="T7"> </text:span></text:p>
      <text:p text:style-name="P4"><text:span text:style-name="T4">    void</text:span><text:span text:style-name="T7"> </text:span><text:span text:style-name="T4">method()</text:span></text:p>
      <text:p text:style-name="P4"><text:span text:style-name="T4">    {</text:span></text:p>
      <text:p text:style-name="P4"><text:span text:style-name="T4">        this();     </text:span><text:span text:style-name="T7"><text:s/></text:span></text:p>
      <text:p text:style-name="P4"><text:span text:style-name="T7"> </text:span></text:p>
      <text:p text:style-name="P4"><text:soft-page-break/><text:span text:style-name="T4">        super();    </text:span><text:span text:style-name="T7"><text:s/></text:span></text:p>
      <text:p text:style-name="P4"><text:span text:style-name="T4">    }</text:span></text:p>
      <text:p text:style-name="P4"><text:span text:style-name="T4">}</text:span></text:p>
      <text:p text:style-name="P4"><text:span text:style-name="T7"/></text:p>
      <text:p text:style-name="P1"><text:span text:style-name="T10"><text:s/>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color-commen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19</meta:editing-cycles>
    <meta:creation-date>2017-09-08T19:16:00</meta:creation-date>
    <dc:date>2018-10-18T07:45:56.89</dc:date>
    <meta:editing-duration>PT2M36S</meta:editing-duration>
    <meta:generator>OpenOffice/4.1.3$Win32 OpenOffice.org_project/413m1$Build-9783</meta:generator>
    <meta:document-statistic meta:table-count="0" meta:image-count="0" meta:object-count="0" meta:page-count="6" meta:paragraph-count="231" meta:word-count="511" meta:character-count="32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